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Verdana, Tahoma, Arial, sans-serif"/>
    <style:font-face style:name="SFMono-Regular" svg:font-family="SFMono-Regular, Consolas, 'Liberation Mono', Menlo, Courier, monospace"/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style:shadow="none"/>
      <style:text-properties officeooo:paragraph-rsid="001dde12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4292e" style:font-name="Times New Roman" fo:font-size="12pt" fo:letter-spacing="normal" fo:language="ru" fo:country="RU" fo:font-style="normal" fo:font-weight="bold" officeooo:rsid="001dde12" officeooo:paragraph-rsid="001dde1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language="ru" fo:country="RU" officeooo:rsid="001dde12" officeooo:paragraph-rsid="001dde12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style:shadow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dde12" officeooo:paragraph-rsid="001dde12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true" fo:padding="0cm" fo:border="none" style:shadow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true" fo:padding="0cm" fo:border="none" style:shadow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language="ru" fo:country="RU" officeooo:rsid="001dde12"/>
    </style:style>
    <style:style style:name="T5" style:family="text">
      <style:text-properties fo:color="#000000" style:font-name="Times New Roman" fo:font-size="12pt" fo:letter-spacing="normal" fo:font-weight="normal" style:font-size-asian="12pt" style:font-size-complex="12pt"/>
    </style:style>
    <style:style style:name="T6" style:family="text">
      <style:text-properties fo:color="#000000" style:font-name="Times New Roman" fo:letter-spacing="normal" fo:font-weight="normal"/>
    </style:style>
    <style:style style:name="T7" style:family="text">
      <style:text-properties fo:color="#000000" style:font-name="Times New Roman" fo:font-size="14pt" fo:letter-spacing="normal" fo:font-weight="normal" style:font-size-asian="14pt" style:font-size-complex="14pt"/>
    </style:style>
    <style:style style:name="T8" style:family="text">
      <style:text-properties fo:font-size="14pt" fo:language="ru" fo:country="RU" officeooo:rsid="001dde12" style:font-size-asian="14pt" style:font-size-complex="14pt"/>
    </style:style>
    <style:style style:name="T9" style:family="text">
      <style:text-properties fo:font-size="12pt" fo:language="ru" fo:country="RU" officeooo:rsid="001dde12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азработка документа, регламентирующего порядок смены паролей пользователей прокси-сервера.</text:p>
      <text:p text:style-name="P3"/>
      <text:p text:style-name="P4">Внеплановая смена личного пароля или удаление учетной записи пользователя автоматизированной системы в случае прекращения его полномочий (увольнение, переход на другую работу внутри организации и т.п.) должна производиться администраторами соответствующих средств защиты в соответствии с «Инструкцией по внесению изменений в списки пользователей АС и наделению их полномочиями доступа к ресурсам системы» немедленно после окончания последнего сеанса работы данного пользователя с системой.</text:p>
      <text:p text:style-name="P5">Внеплановая полная смена паролей всех пользователей должна производиться в случае прекращения полномочий (увольнение, переход на другую работу и т.п.) администраторов средств защиты и других сотрудников, которым по роду работы были предоставлены полномочия по управлению парольной защитой подсистем АС.</text:p>
      <text:p text:style-name="P1"><text:span text:style-name="T9"><text:s/></text:span><text:span text:style-name="T1">Смена пароля учетной записи осуществляется командой </text:span><text:span text:style-name="Emphasis"><text:span text:style-name="T5">cl-passwd. </text:span></text:span><text:span text:style-name="Emphasis"><text:span text:style-name="T1">Личные пароли должны генерироваться и распределяться централизованно либо выбираться пользователями автоматизированной системы самостоятельно с учетом следующих требований:</text:span></text:span></text:p>
      <text:list xml:id="list3530019635091596871" text:style-name="L1">
        <text:list-item>
          <text:p text:style-name="P6">длина пароля должна быть не менее установленной (обычно 6-8 символов);</text:p>
        </text:list-item>
        <text:list-item>
          <text:p text:style-name="P6">в числе символов пароля обязательно должны присутствовать буквы в верхнем и нижнем регистрах, цифры и специальные символы (@, #, $, &amp;, *, % и т.п.);</text:p>
        </text:list-item>
        <text:list-item>
          <text:p text:style-name="P6">пароль не должен включать в себя легко вычисляемые сочетания символов (имена, фамилии, номера телефонов и т.д.), а также общепринятые сокращения (ЭВМ, ЛВС, USER и т.п.);</text:p>
        </text:list-item>
        <text:list-item>
          <text:p text:style-name="P6">при смене пароля новое значение должно отличаться от предыдущего не менее чем в заданном числе (например в 6-ти) позициях;</text:p>
        </text:list-item>
        <text:list-item>
          <text:p text:style-name="P6">личный пароль пользователь не имеет права сообщать никому.</text:p>
        </text:list-item>
      </text:list>
      <text:p text:style-name="P1"><text:span text:style-name="Emphasis"><text:span text:style-name="T1">Владельцы паролей должны быть ознакомлены под роспись с перечисленными выше требованиями и предупреждены об ответственности за использование паролей, не соответствующих данным требованиям, а также за разглашение парольной информации.</text:span></text:span><text:span text:style-name="Emphasis"><text:span text:style-name="T5"> </text:span></text:span></text:p>
      <text:p text:style-name="P1"><text:span text:style-name="Emphasis"><text:span text:style-name="T1">В случае компрометации личного пароля пользователя автоматизированной системы должны быть немедленно предприняты меры по внеплановой смене паролей (в зависимости от полномочий владельца скомпрометированного пароля).</text:span></text:span><text:span text:style-name="Emphasis"><text:span text:style-name="T5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Verdana, Tahoma, Arial, sans-serif"/>
    <style:font-face style:name="SFMono-Regular" svg:font-family="SFMono-Regular, Consolas, 'Liberation Mono', Menlo, Courier, monospace"/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9S</meta:editing-duration>
    <meta:editing-cycles>5</meta:editing-cycles>
    <meta:generator>LibreOffice/4.3.2.2$Windows_x86 LibreOffice_project/edfb5295ba211bd31ad47d0bad0118690f76407d</meta:generator>
    <dc:date>2017-05-21T10:11:24.694000000</dc:date>
    <meta:document-statistic meta:table-count="0" meta:image-count="0" meta:object-count="0" meta:page-count="1" meta:paragraph-count="11" meta:word-count="274" meta:character-count="2140" meta:non-whitespace-character-count="1879"/>
    <meta:user-defined meta:name="Info 1"/>
    <meta:user-defined meta:name="Info 2"/>
    <meta:user-defined meta:name="Info 3"/>
    <meta:user-defined meta:name="Info 4"/>
  </office:meta>
</office:document-meta>
</file>